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uarantees:</text:p>
      <text:p text:style-name="Standard"/>
      <text:p text:style-name="Standard">In general and abstract form we want to guarantee within this system that all file system actions (and memory operations) within a transaction are either done atomically or non is done. In addition, we have to ensure that all the modifications are done in “instant” and thus, we can have a serial sequence of the execution of transactions according to these commit “instants”. These instants are atomic in the sense that they are not splittable and so these cannot intersect but all rather have an arbitrary position in the sequence. This essentially preserves the semantics that transactions should not be able to see other's intermediate modifications. <text:s/>But still if any of these transactions are updating a file or an offset in the file, the transaction itself should retrieve the data from the updated version that is still invisible to the world. <text:s text:c="2"/>These semantics in turn <text:s/>require specific and precise semantics for file accesses, below we will see what a read or write means in such a system. We should keep in mind here that in this we are not just trying to preserve the semantics but also eliminate the “false dependencies” between transactions and hence letting all those involved in these kind of dependencies to commit at the same time. <text:s/>This yields in a better level of parallelism and still still preserving the ACID properties.</text:p>
      <text:p text:style-name="Standard"/>
      <text:p text:style-name="Standard">In many cases multiple transactions are accessing the same file via the same file descriptor, and as the result share the same offset. However, according to the aforementioned atomic requirements, no transaction should be able to see the modification done to the offset by other transactions. And any transaction that is accessing the same file through this descriptor should start accessing the file from the most recent committed offset (unless the transaction chooses an absolute offset by seeking to a specific position within the file). This when considered with the facts that transactions should obey some kind of arbitrary serial order and transactions are supposed to happen in instants , implies that transaction can use the latest committed <text:s/>offset when it is trying to commit and not care about the actual offset when transaction started execution. </text:p>
      <text:p text:style-name="Standard"/>
      <text:p text:style-name="Standard">This is true a far as the transaction does not make itself bound to any real data within its execution (meaning for instance not reading from some specific offset and using the data for further computations). Since reading the real data, would violate the semantics that the transaction happens in an instant and rather spreads the execution across multiple instants. However to make this possible, it should be ensured that the content of real data accessed at another instant still holds true at the commit “instant” and hence it can be counted as it is happening at the commit instant. For a transaction that is not bound to such actual data, the dependency on the offset is a false one and the consistency check is not necessary, since the data it is dependent on can be determined at the commit instant. </text:p>
      <text:p text:style-name="Standard"/>
      <text:p text:style-name="Standard"><text:s/>The guarantee within this system should be that any file accesses (read and write) within a specific transaction should seem to have happened exactly following some specific transaction and exactly preceding some specific transaction. Hence, all the data modified by the preceding transaction should be seen by the current transaction. The current transaction would abort in case some data it has already used (the data in broad sense including the file data, the offset and the size) has changed by some other already committed transaction.</text:p>
      <text:p text:style-name="Standard"/>
      <text:p text:style-name="Standard"/>
      <text:p text:style-name="Standard"/>
      <text:p text:style-name="P1">Implications for the System:</text:p>
      <text:p text:style-name="Standard"/>
      <text:p text:style-name="Standard"/>
      <text:p text:style-name="Standard"><text:s/>As noted earlier, we can actually say that a transaction commits (reflects the actual updates) in an “instant”. However on the other hand, a transaction reading from a files or <text:s/>getting information that depends on the current circumstances of the filesystem (in brief using real data) cannot be considered to commit in the “instant”. The reason is simply because the transaction actually does the read from the file in another instant of the time and not in the instant it is trying to commit. As the result, in these cases it has to be ensured that the information the transaction has accesses earlier in instant A still hold true at the commit instant, otherwise the transaction has to abort. </text:p>
      <text:p text:style-name="Standard"/>
      <text:p text:style-name="Standard">This in terms of implementations means any transaction that reads from a file should check 1- the data read by the transaction has not been changed by any another transaction <text:s/>other than the transaction itself 2- the offset file has accessed has not changed by any other transaction other than the transaction itself </text:p>
      <text:p text:style-name="Standard"/>
      <text:p text:style-name="Standard">If we take into consideration the guarantees we have to provide there are many cases even the transaction who have performed reads can avoid the mentioned checks. A transaction seeking to an absolute position within a file descriptor prior to any reads do not require to check for offset consistency since regardless of the fact the offset has changed or not the read has been done from the offset it was supposed to. However the check for the data consistency is still necessary.</text:p>
      <text:p text:style-name="Standard"/>
      <text:p text:style-name="Standard">Lets assume another case that the transaction only reads from its local buffer and never from the actual file. This happens in the case that the transaction only reads from the parts of the file that have been modified with the transaction itself. In this case the transaction does not even have to check for the data consistency since the transaction has not bound itself to any real data but rather to the transaction internal buffer, thus regardless of if the data read by the transaction has changed or not by some other transaction, the transaction has accessed the appropriate version. </text:p>
      <text:p text:style-name="Standard"/>
      <text:p text:style-name="Standard">The same is true for transactions writing or appending to the file, since the guarantee is the transaction is going to write or append starting from <text:bookmark-start text:name="DDE_LINK"/>most recently committed offset<text:bookmark-end text:name="DDE_LINK"/> and most recently committed file size <text:s/>of the file descriptor respectively. This can dynamically and easily be determined at the commit instant.</text:p>
      <text:p text:style-name="Standard"/>
      <text:p text:style-name="P2">Brief Implementation Overview:</text:p>
      <text:p text:style-name="Standard"/>
      <text:p text:style-name="Standard">There are two kinds of lock associated with files, offset locks that protect exclusive writing, reading and accessing the file offset for EACH file descriptor. <text:s/>This means for a single file multiple offset locks can exist depending on how many file descriptors for the file are present. <text:s/>The other kind of locks are block locks, these are the <text:s/>locks that protect exclusive access to the file at a block granularity. <text:s/>This means transactions writing to separate blocks of the file through diverse file descriptors have no <text:s/>conflict over block locks and hence all can modify the file at the same time. However, if two transactions try to modify different blocks through the same file descriptor they would still have to content for the offset lock. <text:s/>Naturally for each block of a given file, regardless of the number of file descriptors there exists only lock. <text:s text:c="2"/></text:p>
      <text:p text:style-name="Standard"/>
      <text:p text:style-name="Standard">For every block read by the transaction the version number at the instant of the read is recorded. This wold be used for the consistency check at the commit instant. The same thing is done for the local offset of the file descriptor. The<text:bookmark-start text:name="DDE_LINK1"/> most recently committed offset<text:bookmark-end text:name="DDE_LINK1"/> of the file descriptor when the transaction first accesses the file descriptor is recorded and if required is later matched against the most recently committed offset of the file descriptor at the commit instant.</text:p>
      <text:p text:style-name="Standard"/>
      <text:p text:style-name="Standard">During the execution of the transaction, if the operation is a read, and the read can not be thoroughly responded with local buffer (does not totally overlap within a range already modified by the same transaction) the offset lock is first obtained for the file and then the block locks are acquired in an ascending order. <text:s/>Before grabbing each of the block locks the transactions compares the block version it has recorded with the most recent committed block version, if this is not a match, the transaction aborts here. The rationale beyond this is that no matter what happens later this transaction is doomed to abort.</text:p>
      <text:p text:style-name="Standard">The same check is done after the block lock is acquired to see if the block is still valid.</text:p>
      <text:p text:style-name="Standard"/>
      <text:p text:style-name="Standard">The same can be done for the local offset. Current committed local offset can be examined to see if it is equal to the local offset the transaction had recorded the first time it accessed the file descriptor. <text:s/>This check should be bypassed if the read happens immediately or indirectly after a seek. The check for the offset is not implemented in the existing system yet.</text:p>
      <text:p text:style-name="Standard"/>
      <text:p text:style-name="Standard">After the acquisition is done, the read is done, local offset is advanced and locks are released. <text:s/></text:p>
      <text:p text:style-name="Standard">Every transaction when trying to commit goes through the below steps.</text:p>
      <text:p text:style-name="Standard"/>
      <text:p text:style-name="Standard">First it iterates over all the file descriptors it has accessed, <text:s/>the transaction check to see if it should check the current_committed_offset <text:s/>against the committed_offset as seen when the transaction started.</text:p>
      <text:p text:style-name="Standard">This check should be done only if the transaction has had read accesses to this file. If so, the transaction checks these two numbers to see if they are equal and then locks the offset_lock for the file descriptor. after locking the check should be done once again. If the accesses of the file by this consist only writing accesses (either append or overwrite) the transaction should just grab the lock for the local offset, no check is necessary. In case the transaction has had a seek to the file (either after write commands or before them) the offset still should not be checked. In this step no transaction aborts due to the contention for locks, but all abortions are <text:s/>caused by the inconsistency in the value of offset.</text:p>
      <text:p text:style-name="Standard"/>
      <text:p text:style-name="Standard">After this step, the transaction tries to acquire the locks for the blocks it has already accessed. In case the transaction has only appended to the file or written to the file without seeking into it, the accessed blocks are determined at this point. Before acquiring the lock for <text:s/>each block the transaction checks to see if it has only written to that block, it is not necessary to <text:s/>check the current_block_version against the block_version the transaction has recorded when it first accessed the block. However this is essential for the transactions that has read from a block. If the consistency check is required, the transaction compares the two values for equality and then tries to grab the lock for block, if it succeeds once again it does the consistency check. For write-only accesses only the block_lock is tried to be grabbed.</text:p>
      <text:p text:style-name="Standard"/>
      <text:p text:style-name="Standard">It should be noted that for both types of locks (for file offset and block) the locks are acquired in ascending order (regarding to inode number and block number respectively). After all the locks are acquired the memory is committed. If the memory is committed successfully, now we can actually reflect the intended modifications in the file system. <text:s/>For transaction that have had read-only access to the file, no action is performed. For those appending to the file, we seek the file to most recently committed <text:bookmark-start text:name="DDE_LINK2"/>f<text:bookmark-end text:name="DDE_LINK2"/>ile_length. This value can only be observed and modified by transactions accessing the file through the same file descriptor and no other file descriptor. Hence, if meanwhile another transaction(t2) has been appending to the same file using another descriptor and already committed, still t1 would write at the former file-length although it is not equal to the current file size any more (the file has expanded due to t2). Thats how the system works now and I think it should.</text:p>
      <text:p text:style-name="Standard"/>
      <text:p text:style-name="Standard"><text:s/>For those just writing to the file (read-write access but have actually just written to the file) that have not explicitly had a seek into the file, we seek to the current_committed_offset and take out the writes from there. <text:s/>For writes with seeks in between what should be done is to treat the writes before ANY seek as before (relative to the current offset) and those after ANY seek as absolute offsets, meaning that the writes should actually be done from that specific offset and should not be relocated. This demands that the writes with seeks be treated as kind of access that does not require to validate the initial offset.</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9-08T18:48:19</meta:creation-date>
    <dc:date>2008-09-08T21:30:51</dc:date>
    <dc:language>en-US</dc:language>
    <meta:editing-cycles>7</meta:editing-cycles>
    <meta:editing-duration>PT2H42M33S</meta:editing-duration>
    <meta:user-defined meta:name="Info 1"/>
    <meta:user-defined meta:name="Info 2"/>
    <meta:user-defined meta:name="Info 3"/>
    <meta:user-defined meta:name="Info 4"/>
    <meta:document-statistic meta:table-count="0" meta:image-count="0" meta:object-count="0" meta:page-count="4" meta:paragraph-count="25" meta:word-count="2042" meta:character-count="12028"/>
  </office:meta>
</office:document-meta>
</file>